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4.683cm"/>
    </style:style>
    <style:style style:name="Table1.C" style:family="table-column">
      <style:table-column-properties style:column-width="1.402cm"/>
    </style:style>
    <style:style style:name="Table1.D" style:family="table-column">
      <style:table-column-properties style:column-width="0.9cm"/>
    </style:style>
    <style:style style:name="Table1.E" style:family="table-column">
      <style:table-column-properties style:column-width="0.515cm"/>
    </style:style>
    <style:style style:name="Table1.F" style:family="table-column">
      <style:table-column-properties style:column-width="0.49cm"/>
    </style:style>
    <style:style style:name="Table1.G" style:family="table-column">
      <style:table-column-properties style:column-width="1.905cm"/>
    </style:style>
    <style:style style:name="Table1.H" style:family="table-column">
      <style:table-column-properties style:column-width="1.64cm"/>
    </style:style>
    <style:style style:name="Table1.I" style:family="table-column">
      <style:table-column-properties style:column-width="1.455cm"/>
    </style:style>
    <style:style style:name="Table1.J" style:family="table-column">
      <style:table-column-properties style:column-width="1.588cm"/>
    </style:style>
    <style:style style:name="Table1.K" style:family="table-column">
      <style:table-column-properties style:column-width="1.429cm"/>
    </style:style>
    <style:style style:name="Table1.1" style:family="table-row">
      <style:table-row-properties style:min-row-height="0.6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85cm"/>
    </style:style>
    <style:style style:name="Table1.12" style:family="table-row">
      <style:table-row-properties style:min-row-height="1.185cm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128c9" style:font-size-asian="16pt" style:font-weight-asian="bold" style:font-size-complex="16pt"/>
    </style:style>
    <style:style style:name="P2" style:family="paragraph" style:parent-style-name="Standard">
      <style:text-properties style:font-name="Liberation Mono" fo:font-size="10pt" officeooo:paragraph-rsid="00131bbf" style:font-name-asian="Droid Sans Fallback1" style:font-size-asian="10pt" style:font-name-complex="Liberation Mono" style:font-size-complex="10pt"/>
    </style:style>
    <style:style style:name="P3" style:family="paragraph" style:parent-style-name="Standard">
      <style:text-properties style:font-name="Liberation Mono" fo:font-size="10pt" officeooo:paragraph-rsid="00212a7e" style:font-name-asian="Droid Sans Fallback1" style:font-size-asian="10pt" style:font-name-complex="Liberation Mono" style:font-size-complex="10pt"/>
    </style:style>
    <style:style style:name="P4" style:family="paragraph" style:parent-style-name="Standard">
      <style:text-properties style:font-name="Liberation Mono" fo:font-size="10pt" officeooo:rsid="002658ab" officeooo:paragraph-rsid="002658ab" style:font-name-asian="Droid Sans Fallback1" style:font-size-asian="10pt" style:font-name-complex="Liberation Mono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9pt" officeooo:paragraph-rsid="00131bbf" style:font-name-asian="Droid Sans Fallback1" style:font-size-asian="9pt" style:font-name-complex="Liberation Mono" style:font-size-complex="9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paragraph-rsid="00142ed3" style:font-name-asian="Droid Sans Fallback1" style:font-size-asian="9pt" style:font-name-complex="Liberation Mono" style:font-size-complex="9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rsid="002e6304" officeooo:paragraph-rsid="00322d79" style:font-name-asian="Droid Sans Fallback1" style:font-size-asian="9pt" style:font-name-complex="Liberation Mono" style:font-size-complex="9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rsid="002e6304" officeooo:paragraph-rsid="0038706f" style:font-name-asian="Droid Sans Fallback1" style:font-size-asian="9pt" style:font-name-complex="Liberation Mono" style:font-size-complex="9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rsid="0038706f" officeooo:paragraph-rsid="0038706f" style:font-name-asian="Droid Sans Fallback1" style:font-size-asian="9pt" style:font-name-complex="Liberation Mono" style:font-size-complex="9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Mono" fo:font-size="9pt" officeooo:rsid="0017fc06" officeooo:paragraph-rsid="0017fc06" style:font-name-asian="Droid Sans Fallback1" style:font-size-asian="9pt" style:font-name-complex="Liberation Mono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9pt" style:font-name-asian="Droid Sans Fallback1" style:font-size-asian="9pt" style:font-name-complex="Liberation Mono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9pt" officeooo:paragraph-rsid="00322d79" style:font-name-asian="Droid Sans Fallback1" style:font-size-asian="9pt" style:font-name-complex="Liberation Mono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9pt" officeooo:paragraph-rsid="0038706f" style:font-name-asian="Droid Sans Fallback1" style:font-size-asian="9pt" style:font-name-complex="Liberation Mono" style:font-size-complex="9pt"/>
    </style:style>
    <style:style style:name="P14" style:family="paragraph" style:parent-style-name="Header" style:master-page-name="Standard">
      <style:paragraph-properties fo:text-align="center" style:justify-single-word="false" style:page-number="auto"/>
      <style:text-properties fo:font-size="13pt" fo:font-weight="bold" officeooo:rsid="00adcd69" officeooo:paragraph-rsid="003b51e6" style:font-size-asian="13pt" style:font-weight-asian="bold" style:font-size-complex="13pt"/>
    </style:style>
    <style:style style:name="P15" style:family="paragraph" style:parent-style-name="Header">
      <style:paragraph-properties fo:text-align="center" style:justify-single-word="false"/>
      <style:text-properties fo:font-size="11pt" fo:font-weight="bold" officeooo:rsid="00adcd69" officeooo:paragraph-rsid="003c7c88" style:font-size-asian="11pt" style:font-weight-asian="bold" style:font-size-complex="11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42ed3"/>
    </style:style>
    <style:style style:name="T3" style:family="text">
      <style:text-properties officeooo:rsid="00322d79"/>
    </style:style>
    <style:style style:name="T4" style:family="text">
      <style:text-properties officeooo:rsid="0032b1cd"/>
    </style:style>
    <style:style style:name="T5" style:family="text">
      <style:text-properties officeooo:rsid="0032bd2d"/>
    </style:style>
    <style:style style:name="T6" style:family="text">
      <style:text-properties officeooo:rsid="0038706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4" office:value-type="string">
            <text:p text:style-name="P2">Jobcard No.:<text:text-input text:description="&lt;o.jobcard_no&gt;">JobCard no</text:text-input></text:p>
          </table:table-cell>
          <table:covered-table-cell/>
          <table:covered-table-cell/>
          <table:covered-table-cell/>
          <table:table-cell table:style-name="Table1.E1" table:number-columns-spanned="7" office:value-type="string">
            <text:p text:style-name="P2">Jobcard Date: <text:date style:data-style-name="N37" text:date-value="2017-01-31T11:39:48.489551329">31/01/17</text:dat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MO Number:<text:text-input text:description="&lt;o.name&gt;">MO Name</text:text-input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>MO Date:<text:text-input text:description="&lt;formatLang(o.date_planned,date=True)&gt;">Plan d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Product: <text:text-input text:description="&lt;o.product_id.name&gt;">Product</text:text-input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>Quantity: <text:text-input text:description="&lt;o.product_qty&gt;">Product Qty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Specifications:<text:text-input text:description="&lt;o.product_id.default_code&gt;">Internal Reference</text:text-input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>Product UOM:<text:text-input text:description="&lt;o.product_uom.name&gt;">UOM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Raw material Location: <text:s/><text:text-input text:description="&lt;o.location_src_id.name&gt;">Row loc</text:text-input> <text:s text:c="6"/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>FG Location:<text:text-input text:description="&lt;o.location_dest_id.name&gt;">finish Loc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BOM:<text:text-input text:description="&lt;o.bom_id.product_tmpl_id.name&gt;">BOM</text:text-input> <text:text-input text:description="&lt;o.bom_id.code&gt;">BOM code</text:text-input></text:p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E2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6">Sr.No.</text:p>
          </table:table-cell>
          <table:table-cell table:style-name="Table1.A2" office:value-type="string">
            <text:p text:style-name="P6">Material Name</text:p>
          </table:table-cell>
          <table:table-cell table:style-name="Table1.A2" office:value-type="string">
            <text:p text:style-name="P10">UOM</text:p>
          </table:table-cell>
          <table:table-cell table:style-name="Table1.A2" table:number-columns-spanned="3" office:value-type="string">
            <text:p text:style-name="P6">Required Q<text:span text:style-name="T5">ty</text:span></text:p>
          </table:table-cell>
          <table:covered-table-cell/>
          <table:covered-table-cell/>
          <table:table-cell table:style-name="Table1.A2" office:value-type="string">
            <text:p text:style-name="P7">Already Issued Qty</text:p>
          </table:table-cell>
          <table:table-cell table:style-name="Table1.A2" office:value-type="string">
            <text:p text:style-name="P7"><text:s/><text:span text:style-name="T6">Scrap</text:span></text:p>
            <text:p text:style-name="P9">Qty</text:p>
          </table:table-cell>
          <table:table-cell table:style-name="Table1.A2" office:value-type="string">
            <text:p text:style-name="P8"><text:span text:style-name="T2">I</text:span>ssu<text:span text:style-name="T3">e</text:span> Q<text:span text:style-name="T4">ty</text:span></text:p>
          </table:table-cell>
          <table:table-cell table:style-name="Table1.A2" office:value-type="string">
            <text:p text:style-name="P6">Balance Q<text:span text:style-name="T4">ty</text:span></text:p>
          </table:table-cell>
          <table:table-cell table:style-name="Table1.E2" office:value-type="string">
            <text:p text:style-name="P6">Remark</text:p>
          </table:table-cell>
        </table:table-row>
        <table:table-row table:style-name="Table1.9">
          <table:table-cell table:style-name="Table1.E2" table:number-columns-spanned="11" office:value-type="string">
            <text:p text:style-name="P3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text-input text:description="&lt;line['sr_no']&gt;">srno</text:text-input></text:p>
          </table:table-cell>
          <table:table-cell table:style-name="Table1.A2" office:value-type="string">
            <text:p text:style-name="P5"><text:text-input text:description="&lt;line['product']&gt;">Product</text:text-input></text:p>
          </table:table-cell>
          <table:table-cell table:style-name="Table1.A2" office:value-type="string">
            <text:p text:style-name="P5"><text:text-input text:description="&lt;line['uom']&gt;">UOM</text:text-input></text:p>
          </table:table-cell>
          <table:table-cell table:style-name="Table1.A2" table:number-columns-spanned="3" office:value-type="string">
            <text:p text:style-name="P5"><text:text-input text:description="&lt;line['req_qty']&gt;">Req qty</text:text-input></text:p>
          </table:table-cell>
          <table:covered-table-cell/>
          <table:covered-table-cell/>
          <table:table-cell table:style-name="Table1.A2" office:value-type="string">
            <text:p text:style-name="P12"><text:text-input text:description="&lt;line['al_iss_qty']&gt;">al_iss_qty</text:text-input></text:p>
          </table:table-cell>
          <table:table-cell table:style-name="Table1.A2" office:value-type="string">
            <text:p text:style-name="P12"><text:text-input text:description="&lt;line['scrap_qty']&gt;">scrap_qty</text:text-input></text:p>
          </table:table-cell>
          <table:table-cell table:style-name="Table1.A2" office:value-type="string">
            <text:p text:style-name="P13"><text:text-input text:description="&lt;line['iss_qty']&gt;">iss qty</text:text-input></text:p>
          </table:table-cell>
          <table:table-cell table:style-name="Table1.A2" office:value-type="string">
            <text:p text:style-name="P11"><text:text-input text:description="&lt;line['bal_qty']&gt;">Bal Qty</text:text-input></text:p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E2" table:number-columns-spanned="11" office:value-type="string">
            <text:p text:style-name="P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5" office:value-type="string">
            <text:p text:style-name="P4">Production Authorise Sign:</text:p>
          </table:table-cell>
          <table:covered-table-cell/>
          <table:covered-table-cell/>
          <table:covered-table-cell/>
          <table:covered-table-cell/>
          <table:table-cell table:style-name="Table1.E2" table:number-columns-spanned="6" office:value-type="string">
            <text:p text:style-name="P4">Store Authorise sign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fo:text-align="center" style:justify-single-word="false" style:page-number="auto"/>
      <style:text-properties fo:font-size="13pt" fo:font-weight="bold" officeooo:rsid="00adcd69" officeooo:paragraph-rsid="003b51e6" style:font-size-asian="13pt" style:font-weight-asian="bold" style:font-size-complex="13pt"/>
    </style:style>
    <style:style style:name="MP2" style:family="paragraph" style:parent-style-name="Header">
      <style:paragraph-properties fo:text-align="center" style:justify-single-word="false"/>
      <style:text-properties fo:font-size="11pt" fo:font-weight="bold" officeooo:rsid="00adcd69" officeooo:paragraph-rsid="003c7c88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/>
      <style:text-properties fo:font-size="16pt" fo:font-weight="bold" officeooo:paragraph-rsid="001128c9" style:font-size-asian="16pt" style:font-weight-asian="bold" style:font-size-complex="16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Jobcar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1-31T11:39:48.422199211</dc:date>
    <meta:editing-duration>PT4H32M19S</meta:editing-duration>
    <meta:editing-cycles>42</meta:editing-cycles>
    <meta:document-statistic meta:table-count="1" meta:image-count="0" meta:object-count="0" meta:page-count="1" meta:paragraph-count="36" meta:word-count="128" meta:character-count="530" meta:non-whitespace-character-count="480"/>
  </office:meta>
</office:document-meta>
</file>